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95cm" draw:marker-end-width="0.295cm" svg:stroke-linecap="butt" draw:fill-color="#ffffcc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draw:marker-start-width="0.35cm" draw:marker-end-width="0.35cm" draw:fill="solid" draw:fill-color="#e6e6e6" draw:textarea-horizontal-align="justify" draw:textarea-vertical-align="middle" draw:auto-grow-height="false" fo:min-height="0cm" fo:min-width="0cm" fo:padding-top="0.14cm" fo:padding-bottom="0.14cm" fo:padding-left="0.265cm" fo:padding-right="0.265cm" fo:wrap-option="no-wrap" draw:shadow="hidden"/>
    </style:style>
    <style:style style:name="gr3" style:family="graphic" style:parent-style-name="objectwithoutfill">
      <style:graphic-properties draw:stroke="dash" draw:stroke-dash="Ultrafine_20_Dashed" svg:stroke-width="0.03cm" svg:stroke-color="#00ff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000000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4.716cm"/>
    </style:style>
    <style:style style:name="gr7" style:family="graphic" style:parent-style-name="standard">
      <style:graphic-properties svg:stroke-width="0.03cm" svg:stroke-color="#000000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3cm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1cm" fo:min-width="0.709cm"/>
    </style:style>
    <style:style style:name="gr10" style:family="graphic" style:parent-style-name="objectwithoutfill">
      <style:graphic-properties svg:stroke-width="0.03cm" draw:marker-start-width="0.295cm" draw:marker-end-width="0.295cm" draw:fill="solid" draw:fill-color="#99ccff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9cm" fo:min-width="0.3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98cm"/>
    </style:style>
    <style:style style:name="gr13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5cm" fo:min-width="0.4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179cm"/>
    </style:style>
    <style:style style:name="gr16" style:family="graphic" style:parent-style-name="standard">
      <style:graphic-properties svg:stroke-width="0.03cm" svg:stroke-color="#ffffcc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7" style:family="graphic" style:parent-style-name="objectwithoutfill">
      <style:graphic-properties svg:stroke-width="0.03cm" svg:stroke-color="#ffffcc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svg:stroke-width="0.03cm" svg:stroke-color="#000000" draw:marker-start-width="0.295cm" draw:marker-end-width="0.295cm" svg:stroke-linecap="butt" draw:fill-color="#00ff00" draw:opacity="20%" draw:textarea-horizontal-align="justify" draw:textarea-vertical-align="middle" draw:auto-grow-height="false" fo:min-height="0cm" fo:min-width="0cm" fo:padding-top="0.14cm" fo:padding-bottom="0.14cm" fo:padding-left="0.265cm" fo:padding-right="0.265cm" draw:shadow-opacity="20%"/>
    </style:style>
    <style:style style:name="gr19" style:family="graphic" style:parent-style-name="standard">
      <style:graphic-properties svg:stroke-width="0.03cm" svg:stroke-color="#000000" draw:marker-start-width="0.295cm" draw:marker-end-width="0.295cm" svg:stroke-linecap="butt" draw:fill-color="#83caff" draw:opacity="20%" draw:textarea-horizontal-align="justify" draw:textarea-vertical-align="middle" draw:auto-grow-height="false" fo:min-height="0cm" fo:min-width="0cm" fo:padding-top="0.14cm" fo:padding-bottom="0.14cm" fo:padding-left="0.265cm" fo:padding-right="0.265cm" draw:shadow-opacity="20%"/>
    </style:style>
    <style:style style:name="gr20" style:family="graphic" style:parent-style-name="objectwithoutfill">
      <style:graphic-properties draw:stroke="dash" draw:stroke-dash="Ultrafine_20_Dashed" svg:stroke-width="0.03cm" svg:stroke-color="#0047ff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1" style:family="graphic" style:parent-style-name="objectwithoutfill">
      <style:graphic-properties draw:stroke="dash" draw:stroke-dash="Ultrafine_20_Dashed" svg:stroke-width="0.03cm" svg:stroke-color="#ff00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2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19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9cm" fo:min-width="4.71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4.716cm"/>
    </style:style>
    <style:style style:name="gr26" style:family="graphic" style:parent-style-name="standard">
      <style:graphic-properties svg:stroke-width="0.03cm" svg:stroke-color="#000000" draw:marker-start-width="0.295cm" draw:marker-end-width="0.295cm" draw:fill-color="#c0c0c0" draw:textarea-vertical-align="middle" fo:padding-top="0.14cm" fo:padding-bottom="0.14cm" fo:padding-left="0.265cm" fo:padding-right="0.265cm"/>
    </style:style>
    <style:style style:name="gr27" style:family="graphic" style:parent-style-name="objectwithoutfill">
      <style:graphic-properties draw:stroke="dash" draw:stroke-dash="Fine_20_Dashed_20__28_var_29_" svg:stroke-width="0.03cm" svg:stroke-color="#808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8" style:family="graphic" style:parent-style-name="objectwithoutfill">
      <style:graphic-properties draw:stroke="dash" draw:stroke-dash="Fine_20_Dashed_20__28_var_29_" svg:stroke-width="0.03cm" svg:stroke-color="#808080" draw:marker-start-width="0.25cm" draw:marker-end-width="0.25cm" draw:fill="none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9cm" fo:min-width="4.71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4.716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8cm" svg:height="2.6cm" svg:x="4.6cm" svg:y="13.7cm">
          <text:p/>
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2" draw:text-style-name="P1" draw:layer="layout" svg:width="5.999cm" svg:height="2.82cm" svg:x="6.8cm" svg:y="2.381cm" svg:viewBox="0 0 6000 2821" svg:d="M600 819c-115-330 347-541 862-541 167-6 38-59 338-59 134-151 553-200 827-200 180 3 331 19 473 100 103-133 325-90 547-90 198 0 368 60 484 146 269-256 467-156 669-156 320 0 451 152 506 349 317 54 540 229 540 436 0 60-13 125-60 181 132 97 214 220 214 349 0 281-287 443-751 486 0 272-298 899-749 899-149 0-271-53-400-100-111 238-584 200-1000 200-304 0-620-43-800-200-100 100-28 100-500 100-385 0-600-100-994-492-606 92-806-207-806-407 0-97 193-146 295-216-188-63-295-179-295-316 0-189 296-447 600-469z">
            <text:p/>
          </draw:path>
          <draw:path draw:style-name="gr2" draw:text-style-name="P1" draw:layer="layout" svg:width="0.042cm" svg:height="0.096cm" svg:x="7.406cm" svg:y="3.201cm" svg:viewBox="0 0 43 97" svg:d="M0 0c5 30 29 64 43 97">
            <text:p/>
          </draw:path>
          <draw:path draw:style-name="gr2" draw:text-style-name="P1" draw:layer="layout" svg:width="0.196cm" svg:height="0.086cm" svg:x="8.6cm" svg:y="2.6cm" svg:viewBox="0 0 197 87" svg:d="M0 0c65 25 142 56 197 87">
            <text:p/>
          </draw:path>
          <draw:path draw:style-name="gr2" draw:text-style-name="P1" draw:layer="layout" svg:width="0.065cm" svg:height="0.11cm" svg:x="9.834cm" svg:y="2.5cm" svg:viewBox="0 0 66 111" svg:d="M66 0c-26 27-53 81-66 111">
            <text:p/>
          </draw:path>
          <draw:path draw:style-name="gr2" draw:text-style-name="P1" draw:layer="layout" svg:width="0.192cm" svg:height="0.164cm" svg:x="10.807cm" svg:y="2.5cm" svg:viewBox="0 0 193 165" svg:d="M193 0c-44 29-162 125-193 165">
            <text:p/>
          </draw:path>
          <draw:path draw:style-name="gr2" draw:text-style-name="P1" draw:layer="layout" svg:width="0.024cm" svg:height="0.082cm" svg:x="12.075cm" svg:y="2.751cm" svg:viewBox="0 0 25 83" svg:d="M0 0c5 24 34 71 22 83">
            <text:p/>
          </draw:path>
          <draw:path draw:style-name="gr2" draw:text-style-name="P1" draw:layer="layout" svg:width="0.196cm" svg:height="0.164cm" svg:x="12.358cm" svg:y="3.369cm" svg:viewBox="0 0 197 165" svg:d="M197 0c-48 62-108 118-197 165">
            <text:p/>
          </draw:path>
          <draw:path draw:style-name="gr2" draw:text-style-name="P1" draw:layer="layout" svg:width="0.274cm" svg:height="0.347cm" svg:x="11.8cm" svg:y="3.855cm" svg:viewBox="0 0 275 348" svg:d="M250 348c24-105 105-256-250-348">
            <text:p/>
          </draw:path>
          <draw:path draw:style-name="gr2" draw:text-style-name="P1" draw:layer="layout" svg:width="0.199cm" svg:height="0.299cm" svg:x="10.9cm" svg:y="4.7cm" svg:viewBox="0 0 200 300" svg:d="M0 300c21-40 192-258 200-300">
            <text:p/>
          </draw:path>
          <draw:path draw:style-name="gr2" draw:text-style-name="P1" draw:layer="layout" svg:width="0.097cm" svg:height="0.107cm" svg:x="9.055cm" svg:y="4.932cm" svg:viewBox="0 0 98 108" svg:d="M98 108c-43-30-72-73-98-108">
            <text:p/>
          </draw:path>
          <draw:path draw:style-name="gr2" draw:text-style-name="P1" draw:layer="layout" svg:width="0.157cm" svg:height="0.024cm" svg:x="7.575cm" svg:y="4.585cm" svg:viewBox="0 0 158 25" svg:d="M0 25c55-4 107-15 158-25">
            <text:p/>
          </draw:path>
          <draw:path draw:style-name="gr2" draw:text-style-name="P1" draw:layer="layout" svg:width="0.35cm" svg:height="0.051cm" svg:x="7.066cm" svg:y="3.987cm" svg:viewBox="0 0 351 52" svg:d="M0 0c94 30 197 60 351 51">
            <text:p/>
          </draw:path>
        </draw:g>
        <draw:line draw:style-name="gr3" draw:text-style-name="P1" draw:layer="layout" svg:x1="5cm" svg:y1="15cm" svg:x2="4cm" svg:y2="15cm">
          <text:p/>
        </draw:line>
        <draw:line draw:style-name="gr4" draw:text-style-name="P1" draw:layer="layout" svg:x1="7.5cm" svg:y1="13.3cm" svg:x2="7.5cm" svg:y2="12.5cm">
          <text:p/>
        </draw:line>
        <draw:g>
          <draw:rect draw:style-name="gr5" draw:text-style-name="P1" draw:layer="layout" svg:width="2cm" svg:height="2cm" svg:x="8.7cm" svg:y="2.8cm">
            <text:p/>
          </draw:rect>
          <draw:frame draw:style-name="gr6" draw:text-style-name="P2" draw:layer="layout" svg:width="2cm" svg:height="1.225cm" svg:x="8.7cm" svg:y="3.201cm">
            <draw:text-box>
              <text:p><text:span text:style-name="T1">MQTT</text:span></text:p>
              <text:p><text:span text:style-name="T1">Broker</text:span></text:p>
            </draw:text-box>
          </draw:frame>
        </draw:g>
        <draw:line draw:style-name="gr4" draw:text-style-name="P1" draw:layer="layout" svg:x1="9.7cm" svg:y1="5.793cm" svg:x2="9.7cm" svg:y2="4.793cm">
          <text:p/>
        </draw:line>
        <draw:g>
          <draw:custom-shape draw:style-name="gr7" draw:text-style-name="P1" draw:layer="layout" svg:width="1.998cm" svg:height="2.019cm" svg:x="8.002cm" svg:y="13.999cm">
            <text:p/>
  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8" draw:text-style-name="P1" draw:layer="layout" svg:width="2.001cm" svg:height="0.487cm" svg:x="8cm" svg:y="15.531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9" draw:text-style-name="P3" draw:layer="layout" svg:width="1.209cm" svg:height="0.671cm" svg:x="8.4cm" svg:y="15.429cm">
            <draw:text-box>
              <text:p text:style-name="P3"><text:span text:style-name="T2">.vue</text:span></text:p>
            </draw:text-box>
          </draw:frame>
        </draw:g>
        <draw:g>
          <draw:custom-shape draw:style-name="gr7" draw:text-style-name="P1" draw:layer="layout" svg:width="1.998cm" svg:height="2cm" svg:x="8.702cm" svg:y="5.777cm">
            <text:p/>
  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0" draw:text-style-name="P1" draw:layer="layout" svg:width="2.001cm" svg:height="0.482cm" svg:x="8.7cm" svg:y="7.293cm" svg:viewBox="0 0 2002 483" svg:d="M2000 0c-1999 0-2000 0-2000 0 0 0 3 24 3 167 3 42 9 86 17 122 9 36 20 67 33 93s23 44 40 62 40 33 60 39c565-1 1699 0 1699 0 0 0 39-13 60-39s32-49 41-69 21-44 32-84 14-81 17-124c1-140-2-167-2-167z">
            <text:p/>
          </draw:path>
          <draw:frame draw:style-name="gr11" draw:text-style-name="P3" draw:layer="layout" svg:width="0.913cm" svg:height="0.657cm" svg:x="9.2cm" svg:y="7.193cm">
            <draw:text-box>
              <text:p text:style-name="P3"><text:span text:style-name="T2">.ts</text:span></text:p>
            </draw:text-box>
          </draw:frame>
        </draw:g>
        <draw:frame draw:style-name="gr12" draw:text-style-name="P2" draw:layer="layout" svg:width="1.679cm" svg:height="1.225cm" svg:x="8.9cm" svg:y="5.891cm">
          <draw:text-box>
            <text:p text:style-name="P2"><text:span text:style-name="T1"><text:s/></text:span><text:span text:style-name="T1">Mqtt</text:span></text:p>
            <text:p text:style-name="P2"><text:span text:style-name="T1">Client</text:span></text:p>
          </draw:text-box>
        </draw:frame>
        <draw:line draw:style-name="gr13" draw:text-style-name="P1" draw:layer="layout" svg:x1="9cm" svg:y1="13.3cm" svg:x2="6cm" svg:y2="13.3cm">
          <text:p/>
        </draw:line>
        <draw:g>
          <draw:custom-shape draw:style-name="gr7" draw:text-style-name="P1" draw:layer="layout" svg:width="1.998cm" svg:height="2.019cm" svg:x="11.002cm" svg:y="13.991cm">
            <text:p/>
  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8" draw:text-style-name="P1" draw:layer="layout" svg:width="2.001cm" svg:height="0.487cm" svg:x="11cm" svg:y="15.523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9" draw:text-style-name="P3" draw:layer="layout" svg:width="1.209cm" svg:height="0.671cm" svg:x="11.4cm" svg:y="15.421cm">
            <draw:text-box>
              <text:p text:style-name="P3"><text:span text:style-name="T2">.vue</text:span></text:p>
            </draw:text-box>
          </draw:frame>
        </draw:g>
        <draw:g>
          <draw:custom-shape draw:style-name="gr7" draw:text-style-name="P1" draw:layer="layout" svg:width="1.998cm" svg:height="2.019cm" svg:x="5.002cm" svg:y="13.991cm">
            <text:p/>
  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8" draw:text-style-name="P1" draw:layer="layout" svg:width="2.001cm" svg:height="0.487cm" svg:x="5cm" svg:y="15.523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9" draw:text-style-name="P3" draw:layer="layout" svg:width="1.209cm" svg:height="0.671cm" svg:x="5.4cm" svg:y="15.421cm">
            <draw:text-box>
              <text:p text:style-name="P3"><text:span text:style-name="T2">.vue</text:span></text:p>
            </draw:text-box>
          </draw:frame>
        </draw:g>
        <draw:frame draw:style-name="gr12" draw:text-style-name="P2" draw:layer="layout" svg:width="1.988cm" svg:height="0.809cm" svg:x="5.001cm" svg:y="14.392cm">
          <draw:text-box>
            <text:p text:style-name="P2"><text:span text:style-name="T1">Lamp 1</text:span></text:p>
          </draw:text-box>
        </draw:frame>
        <draw:frame draw:style-name="gr12" draw:text-style-name="P2" draw:layer="layout" svg:width="1.988cm" svg:height="0.809cm" svg:x="8cm" svg:y="14.391cm">
          <draw:text-box>
            <text:p text:style-name="P2"><text:span text:style-name="T1">Lamp 2</text:span></text:p>
          </draw:text-box>
        </draw:frame>
        <draw:frame draw:style-name="gr12" draw:text-style-name="P2" draw:layer="layout" svg:width="1.861cm" svg:height="0.809cm" svg:x="11.103cm" svg:y="14.394cm">
          <draw:text-box>
            <text:p text:style-name="P2"><text:span text:style-name="T1">Button</text:span></text:p>
          </draw:text-box>
        </draw:frame>
        <draw:line draw:style-name="gr4" draw:text-style-name="P1" draw:layer="layout" svg:x1="6cm" svg:y1="13.993cm" svg:x2="6cm" svg:y2="13.3cm">
          <text:p/>
        </draw:line>
        <draw:line draw:style-name="gr4" draw:text-style-name="P1" draw:layer="layout" svg:x1="9cm" svg:y1="13.986cm" svg:x2="9cm" svg:y2="13.3cm">
          <text:p/>
        </draw:line>
        <draw:g>
          <draw:custom-shape draw:style-name="gr7" draw:text-style-name="P1" draw:layer="layout" svg:width="1.998cm" svg:height="2.026cm" svg:x="6.502cm" svg:y="10.5cm">
            <text:p/>
  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0" draw:text-style-name="P1" draw:layer="layout" svg:width="2.001cm" svg:height="0.488cm" svg:x="6.5cm" svg:y="12.036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7cm" svg:y="11.935cm">
            <draw:text-box>
              <text:p text:style-name="P3"><text:span text:style-name="T2">.ts</text:span></text:p>
            </draw:text-box>
          </draw:frame>
        </draw:g>
        <draw:frame draw:style-name="gr15" draw:text-style-name="P2" draw:layer="layout" svg:width="2.365cm" svg:height="1.241cm" svg:x="6.3cm" svg:y="10.715cm">
          <draw:text-box>
            <text:p text:style-name="P2"><text:span text:style-name="T1"><text:s text:c="3"/></text:span><text:span text:style-name="T1">Lamp</text:span></text:p>
            <text:p text:style-name="P2"><text:span text:style-name="T3">Controller</text:span></text:p>
          </draw:text-box>
        </draw:frame>
        <draw:line draw:style-name="gr4" draw:text-style-name="P1" draw:layer="layout" svg:x1="12cm" svg:y1="14cm" svg:x2="12cm" svg:y2="12.5cm">
          <text:p/>
        </draw:line>
        <draw:g>
          <draw:custom-shape draw:style-name="gr7" draw:text-style-name="P1" draw:layer="layout" svg:width="1.998cm" svg:height="2.026cm" svg:x="11.002cm" svg:y="10.5cm">
            <text:p/>
  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0" draw:text-style-name="P1" draw:layer="layout" svg:width="2.001cm" svg:height="0.488cm" svg:x="11cm" svg:y="12.036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11.5cm" svg:y="11.935cm">
            <draw:text-box>
              <text:p text:style-name="P3"><text:span text:style-name="T2">.ts</text:span></text:p>
            </draw:text-box>
          </draw:frame>
        </draw:g>
        <draw:frame draw:style-name="gr15" draw:text-style-name="P2" draw:layer="layout" svg:width="2.365cm" svg:height="1.241cm" svg:x="10.8cm" svg:y="10.715cm">
          <draw:text-box>
            <text:p text:style-name="P2"><text:span text:style-name="T1"><text:s text:c="2"/></text:span><text:span text:style-name="T1">Button</text:span></text:p>
            <text:p text:style-name="P2"><text:span text:style-name="T3">Controller</text:span></text:p>
          </draw:text-box>
        </draw:frame>
        <draw:custom-shape draw:style-name="gr16" draw:text-style-name="P1" draw:layer="layout" svg:width="1.998cm" svg:height="2.019cm" svg:x="14.002cm" svg:y="13.991cm">
          <text:p/>
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7" draw:text-style-name="P1" draw:layer="layout" svg:width="2.001cm" svg:height="0.487cm" svg:x="14cm" svg:y="15.523cm" svg:viewBox="0 0 2002 488" svg:d="M2000 0c-1999 0-2000 0-2000 0 0 0 3 24 3 169 3 42 9 86 17 123 9 36 20 67 33 94 13 26 23 44 40 62s40 34 60 40c565-1 1699 0 1699 0 0 0 39-13 60-40 21-26 32-49 41-69 9-21 21-45 32-85 11-41 14-82 17-125 1-142-2-169-2-169z">
          <text:p/>
        </draw:path>
        <draw:frame draw:style-name="gr9" draw:text-style-name="P3" draw:layer="layout" svg:width="1.209cm" svg:height="0.671cm" svg:x="14.4cm" svg:y="15.421cm">
          <draw:text-box>
            <text:p text:style-name="P3"><text:span text:style-name="T2">.vue</text:span></text:p>
          </draw:text-box>
        </draw:frame>
        <draw:frame draw:style-name="gr12" draw:text-style-name="P2" draw:layer="layout" svg:width="1.48cm" svg:height="0.809cm" svg:x="14.304cm" svg:y="14.395cm">
          <draw:text-box>
            <text:p text:style-name="P2"><text:span text:style-name="T1">Main</text:span></text:p>
          </draw:text-box>
        </draw:frame>
        <draw:custom-shape draw:style-name="gr18" draw:text-style-name="P1" draw:layer="layout" svg:width="1.998cm" svg:height="2.019cm" svg:x="2.002cm" svg:y="13.983cm">
          <text:p/>
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2.001cm" svg:height="0.487cm" svg:x="2cm" svg:y="15.515cm" svg:viewBox="0 0 2002 488" svg:d="M2000 0c-1999 0-2000 0-2000 0 0 0 3 24 3 169 3 42 9 86 17 123 9 36 20 67 33 94 13 26 23 44 40 62s40 34 60 40c565-1 1699 0 1699 0 0 0 39-13 60-40 21-26 32-49 41-69 9-21 21-45 32-85 11-41 14-82 17-125 1-142-2-169-2-169z">
          <text:p/>
        </draw:path>
        <draw:frame draw:style-name="gr9" draw:text-style-name="P3" draw:layer="layout" svg:width="1.209cm" svg:height="0.671cm" svg:x="2.4cm" svg:y="15.413cm">
          <draw:text-box>
            <text:p text:style-name="P3"><text:span text:style-name="T2">.vue</text:span></text:p>
          </draw:text-box>
        </draw:frame>
        <draw:frame draw:style-name="gr12" draw:text-style-name="P2" draw:layer="layout" svg:width="1.518cm" svg:height="0.809cm" svg:x="2.201cm" svg:y="14.384cm">
          <draw:text-box>
            <text:p text:style-name="P2"><text:span text:style-name="T1">Base</text:span></text:p>
          </draw:text-box>
        </draw:frame>
        <draw:g>
          <draw:custom-shape draw:style-name="gr7" draw:text-style-name="P1" draw:layer="layout" svg:width="1.998cm" svg:height="2.019cm" svg:x="17.002cm" svg:y="13.976cm">
            <text:p/>
  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8" draw:text-style-name="P1" draw:layer="layout" svg:width="2.001cm" svg:height="0.487cm" svg:x="17cm" svg:y="15.508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9" draw:text-style-name="P3" draw:layer="layout" svg:width="1.209cm" svg:height="0.671cm" svg:x="17.4cm" svg:y="15.406cm">
            <draw:text-box>
              <text:p text:style-name="P3"><text:span text:style-name="T2">.vue</text:span></text:p>
            </draw:text-box>
          </draw:frame>
        </draw:g>
        <draw:frame draw:style-name="gr12" draw:text-style-name="P2" draw:layer="layout" svg:width="1.48cm" svg:height="0.809cm" svg:x="17.301cm" svg:y="14.377cm">
          <draw:text-box>
            <text:p text:style-name="P2"><text:span text:style-name="T1">App</text:span></text:p>
          </draw:text-box>
        </draw:frame>
        <draw:line draw:style-name="gr3" draw:text-style-name="P1" draw:layer="layout" svg:x1="7.993cm" svg:y1="15cm" svg:x2="7cm" svg:y2="15cm">
          <text:p/>
        </draw:line>
        <draw:line draw:style-name="gr3" draw:text-style-name="P1" draw:layer="layout" svg:x1="10.986cm" svg:y1="15cm" svg:x2="9.993cm" svg:y2="15cm">
          <text:p/>
        </draw:line>
        <draw:custom-shape draw:style-name="gr19" draw:text-style-name="P1" draw:layer="layout" svg:width="1.998cm" svg:height="2.026cm" svg:x="2.003cm" svg:y="10.492cm">
          <text:p/>
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1" draw:layer="layout" svg:width="2.001cm" svg:height="0.488cm" svg:x="2.001cm" svg:y="12.028cm" svg:viewBox="0 0 2002 489" svg:d="M2000 0c-1999 0-2000 0-2000 0 0 0 3 24 3 169 3 43 9 87 17 124 9 36 20 68 33 94s23 45 40 63 40 33 60 39c565-1 1699 0 1699 0 0 0 39-13 60-39 21-27 32-50 41-70s21-45 32-85c11-41 14-82 17-126 1-142-2-169-2-169z">
          <text:p/>
        </draw:path>
        <draw:frame draw:style-name="gr14" draw:text-style-name="P3" draw:layer="layout" svg:width="0.913cm" svg:height="0.665cm" svg:x="2.501cm" svg:y="11.927cm">
          <draw:text-box>
            <text:p text:style-name="P3"><text:span text:style-name="T2">.ts</text:span></text:p>
          </draw:text-box>
        </draw:frame>
        <draw:frame draw:style-name="gr15" draw:text-style-name="P2" draw:layer="layout" svg:width="2.365cm" svg:height="1.241cm" svg:x="1.801cm" svg:y="10.707cm">
          <draw:text-box>
            <text:p text:style-name="P2"><text:span text:style-name="T1"><text:s text:c="3"/></text:span><text:span text:style-name="T1">Base</text:span></text:p>
            <text:p text:style-name="P2"><text:span text:style-name="T3">Controller</text:span></text:p>
          </draw:text-box>
        </draw:frame>
        <draw:line draw:style-name="gr20" draw:text-style-name="P1" draw:layer="layout" svg:x1="6.493cm" svg:y1="11.5cm" svg:x2="4cm" svg:y2="11.5cm">
          <text:p/>
        </draw:line>
        <draw:line draw:style-name="gr20" draw:text-style-name="P1" draw:layer="layout" svg:x1="10.986cm" svg:y1="11.5cm" svg:x2="8.5cm" svg:y2="11.5cm">
          <text:p/>
        </draw:line>
        <draw:line draw:style-name="gr4" draw:text-style-name="P1" draw:layer="layout" svg:x1="16.1cm" svg:y1="15cm" svg:x2="17cm" svg:y2="15cm">
          <text:p/>
        </draw:line>
        <draw:line draw:style-name="gr4" draw:text-style-name="P1" draw:layer="layout" svg:x1="7.5cm" svg:y1="10.493cm" svg:x2="7.5cm" svg:y2="9.3cm">
          <text:p/>
        </draw:line>
        <draw:g>
          <draw:custom-shape draw:style-name="gr7" draw:text-style-name="P1" draw:layer="layout" svg:width="1.998cm" svg:height="2.026cm" svg:x="2.003cm" svg:y="7.993cm">
            <text:p/>
  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0" draw:text-style-name="P1" draw:layer="layout" svg:width="2.001cm" svg:height="0.488cm" svg:x="2.001cm" svg:y="9.529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2.501cm" svg:y="9.428cm">
            <draw:text-box>
              <text:p text:style-name="P3"><text:span text:style-name="T2">.ts</text:span></text:p>
            </draw:text-box>
          </draw:frame>
        </draw:g>
        <draw:frame draw:style-name="gr15" draw:text-style-name="P2" draw:layer="layout" svg:width="2.411cm" svg:height="1.241cm" svg:x="1.801cm" svg:y="8.208cm">
          <draw:text-box>
            <text:p text:style-name="P2"><text:span text:style-name="T3">MqttClient</text:span></text:p>
            <text:p text:style-name="P2"><text:span text:style-name="T1"><text:s/></text:span><text:span text:style-name="T1">Instance</text:span></text:p>
          </draw:text-box>
        </draw:frame>
        <draw:line draw:style-name="gr21" draw:text-style-name="P1" draw:layer="layout" svg:x1="7.4cm" svg:y1="9cm" svg:x2="3.993cm" svg:y2="9cm">
          <text:p/>
        </draw:line>
        <draw:line draw:style-name="gr22" draw:text-style-name="P1" draw:layer="layout" svg:x1="7.5cm" svg:y1="9.3cm" svg:x2="7.3cm" svg:y2="8.7cm">
          <text:p/>
        </draw:line>
        <draw:polyline draw:style-name="gr13" draw:text-style-name="P1" draw:layer="layout" svg:width="4.499cm" svg:height="0.499cm" svg:x="7.5cm" svg:y="8.3cm" svg:viewBox="0 0 4500 500" draw:points="4500,500 4500,0 0,0 0,500">
          <text:p/>
        </draw:polyline>
        <draw:line draw:style-name="gr4" draw:text-style-name="P1" draw:layer="layout" svg:x1="12.033cm" svg:y1="10.481cm" svg:x2="12.033cm" svg:y2="9.288cm">
          <text:p/>
        </draw:line>
        <draw:line draw:style-name="gr22" draw:text-style-name="P1" draw:layer="layout" svg:x1="12.033cm" svg:y1="9.288cm" svg:x2="11.833cm" svg:y2="8.688cm">
          <text:p/>
        </draw:line>
        <draw:line draw:style-name="gr21" draw:text-style-name="P1" draw:layer="layout" svg:x1="11.993cm" svg:y1="9cm" svg:x2="7.4cm" svg:y2="9cm">
          <text:p/>
        </draw:line>
        <draw:line draw:style-name="gr13" draw:text-style-name="P1" draw:layer="layout" svg:x1="9.7cm" svg:y1="8.3cm" svg:x2="9.7cm" svg:y2="7.8cm">
          <text:p/>
        </draw:line>
        <draw:g>
          <draw:custom-shape draw:style-name="gr7" draw:text-style-name="P1" draw:layer="layout" svg:width="1.998cm" svg:height="2.026cm" svg:x="17.003cm" svg:y="10.492cm">
            <text:p/>
  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0" draw:text-style-name="P1" draw:layer="layout" svg:width="2.001cm" svg:height="0.488cm" svg:x="17.001cm" svg:y="12.028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17.501cm" svg:y="11.927cm">
            <draw:text-box>
              <text:p text:style-name="P3"><text:span text:style-name="T2">.ts</text:span></text:p>
            </draw:text-box>
          </draw:frame>
        </draw:g>
        <draw:frame draw:style-name="gr23" draw:text-style-name="P2" draw:layer="layout" svg:width="1.493cm" svg:height="0.738cm" svg:x="17.301cm" svg:y="10.907cm">
          <draw:text-box>
            <text:p text:style-name="P2"><text:span text:style-name="T1">main</text:span></text:p>
          </draw:text-box>
        </draw:frame>
        <draw:line draw:style-name="gr4" draw:text-style-name="P1" draw:layer="layout" svg:x1="18cm" svg:y1="13.993cm" svg:x2="18cm" svg:y2="12.493cm">
          <text:p/>
        </draw:line>
        <draw:rect draw:style-name="gr5" draw:text-style-name="P1" draw:layer="layout" svg:width="2cm" svg:height="2cm" svg:x="17cm" svg:y="3.5cm">
          <text:p/>
        </draw:rect>
        <draw:frame draw:style-name="gr24" draw:text-style-name="P2" draw:layer="layout" svg:width="2.3cm" svg:height="0.738cm" svg:x="16.9cm" svg:y="4.301cm">
          <draw:text-box>
            <text:p><text:span text:style-name="T1">Browser</text:span></text:p>
          </draw:text-box>
        </draw:frame>
        <draw:rect draw:style-name="gr5" draw:text-style-name="P1" draw:layer="layout" svg:width="2cm" svg:height="2cm" svg:x="17cm" svg:y="7cm">
          <text:p/>
        </draw:rect>
        <draw:frame draw:style-name="gr25" draw:text-style-name="P2" draw:layer="layout" svg:width="1.7cm" svg:height="1.225cm" svg:x="17.2cm" svg:y="7.401cm">
          <draw:text-box>
            <text:p><text:span text:style-name="T1">index</text:span></text:p>
            <text:p><text:span text:style-name="T1">.html</text:span></text:p>
          </draw:text-box>
        </draw:frame>
        <draw:line draw:style-name="gr4" draw:text-style-name="P1" draw:layer="layout" svg:x1="18cm" svg:y1="10.486cm" svg:x2="18cm" svg:y2="8.986cm">
          <text:p/>
        </draw:line>
        <draw:line draw:style-name="gr4" draw:text-style-name="P1" draw:layer="layout" svg:x1="18cm" svg:y1="6.979cm" svg:x2="18cm" svg:y2="5.479cm">
          <text:p/>
        </draw:line>
        <draw:line draw:style-name="gr13" draw:text-style-name="P1" draw:layer="layout" svg:x1="19cm" svg:y1="3.9cm" svg:x2="17cm" svg:y2="3.9cm">
          <text:p/>
        </draw:line>
        <draw:line draw:style-name="gr13" draw:text-style-name="P1" draw:layer="layout" svg:x1="18.7cm" svg:y1="3.8cm" svg:x2="18.9cm" svg:y2="3.6cm">
          <text:p/>
        </draw:line>
        <draw:rect draw:style-name="gr26" draw:text-style-name="P1" draw:layer="layout" svg:width="1.6cm" svg:height="0.4cm" svg:x="17cm" svg:y="3.5cm">
          <text:p/>
        </draw:rect>
        <draw:line draw:style-name="gr13" draw:text-style-name="P1" draw:layer="layout" svg:x1="18.7cm" svg:y1="3.6cm" svg:x2="18.9cm" svg:y2="3.8cm">
          <text:p/>
        </draw:line>
        <draw:line draw:style-name="gr27" draw:text-style-name="P1" draw:layer="layout" svg:x1="3cm" svg:y1="7.993cm" svg:x2="3cm" svg:y2="6.8cm">
          <text:p/>
        </draw:line>
        <draw:line draw:style-name="gr28" draw:text-style-name="P1" draw:layer="layout" svg:x1="8.7cm" svg:y1="6.8cm" svg:x2="3cm" svg:y2="6.8cm">
          <text:p/>
        </draw:line>
        <draw:frame draw:style-name="gr29" draw:text-style-name="P5" draw:layer="layout" svg:width="2.1cm" svg:height="0.818cm" svg:x="16.9cm" svg:y="2.501cm">
          <draw:text-box>
            <text:p text:style-name="P4"><text:span text:style-name="T4">START</text:span></text:p>
          </draw:text-box>
        </draw:frame>
        <draw:frame draw:style-name="gr30" draw:text-style-name="P5" draw:layer="layout" svg:width="2.4cm" svg:height="0.818cm" svg:x="7.8cm" svg:y="16.401cm">
          <draw:text-box>
            <text:p text:style-name="P4"><text:span text:style-name="T4">U S E 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7T11:05:58.54</meta:creation-date>
    <dc:date>2021-11-04T20:50:14.79</dc:date>
    <meta:editing-duration>PT7H52M19S</meta:editing-duration>
    <meta:editing-cycles>38</meta:editing-cycles>
    <meta:generator>OpenOffice/4.1.9$Win32 OpenOffice.org_project/419m1$Build-9805</meta:generator>
    <dc:creator>Karl Hartinger</dc:creator>
    <meta:document-statistic meta:object-count="109"/>
  </office:meta>
</office:document-meta>
</file>